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d1352" officeooo:paragraph-rsid="001d1352"/>
    </style:style>
    <style:style style:name="P2" style:family="paragraph" style:parent-style-name="Header">
      <style:text-properties officeooo:rsid="001eaa1d" officeooo:paragraph-rsid="001eaa1d"/>
    </style:style>
    <style:style style:name="P3" style:family="paragraph" style:parent-style-name="Header">
      <style:text-properties officeooo:rsid="001d1352" officeooo:paragraph-rsid="001d1352"/>
    </style:style>
    <style:style style:name="P4" style:family="paragraph" style:parent-style-name="Header">
      <style:text-properties officeooo:rsid="001d1352" officeooo:paragraph-rsid="001e3a6a"/>
    </style:style>
    <style:style style:name="P5" style:family="paragraph" style:parent-style-name="Header">
      <style:text-properties fo:color="#111111" loext:opacity="100%" style:font-name="Times New Roman" fo:font-size="13pt" fo:font-style="normal" fo:font-weight="normal" officeooo:rsid="001d1352" officeooo:paragraph-rsid="001e3a6a" style:font-size-asian="13pt" style:font-style-asian="normal" style:font-weight-asian="normal" style:font-size-complex="13pt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8" style:family="paragraph" style:parent-style-name="Standard">
      <style:text-properties fo:color="#cc7832" loext:opacity="100%" style:font-name="JetBrains Mono" fo:font-size="10pt" fo:font-style="normal" fo:font-weight="normal" officeooo:rsid="001eaa1d" officeooo:paragraph-rsid="001eaa1d" style:font-size-asian="10pt" style:font-style-asian="normal" style:font-weight-asian="normal"/>
    </style:style>
    <style:style style:name="P9" style:family="paragraph" style:parent-style-name="Standard">
      <style:text-properties officeooo:rsid="001eaa1d" officeooo:paragraph-rsid="001eaa1d"/>
    </style:style>
    <style:style style:name="P10" style:family="paragraph" style:parent-style-name="Standard">
      <style:text-properties officeooo:rsid="002241bc" officeooo:paragraph-rsid="002241bc"/>
    </style:style>
    <style:style style:name="P11" style:family="paragraph" style:parent-style-name="Standard">
      <style:text-properties officeooo:rsid="00235a5a" officeooo:paragraph-rsid="00235a5a"/>
    </style:style>
    <style:style style:name="P12" style:family="paragraph" style:parent-style-name="Standard">
      <style:text-properties officeooo:paragraph-rsid="00235a5a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235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c variable and function</text:p>
      <text:p text:style-name="P1">problem statement :</text:p>
      <text:p text:style-name="P4">class for Account: accNo, accType, balanceAmt</text:p>
      <text:p text:style-name="P5">methods (): create account, deposit ,withdraw, get my account balance </text:p>
      <text:p text:style-name="P5"><text:s/></text:p>
      <text:p text:style-name="P6"/>
      <text:p text:style-name="P7"><text:span text:style-name="T1">package </text:span><text:span text:style-name="T3">com.thbs.bankpack</text:span><text:span text:style-name="T1">;</text:span><text:line-break/><text:line-break/><text:span text:style-name="T1">import </text:span><text:span text:style-name="T3">com.thbs.accountpack.Account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6">main</text:span><text:span text:style-name="T3">(String[] args) {</text:span><text:line-break/><text:span text:style-name="T3"><text:tab/>Account account1 = </text:span><text:span text:style-name="T1">new </text:span><text:span text:style-name="T3">Account(</text:span><text:span text:style-name="T8">"saving"</text:span><text:span text:style-name="T1">, </text:span><text:span text:style-name="T10">5000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account1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</text:span><text:span text:style-name="T8">"Amount deposited : "</text:span><text:span text:style-name="T3">+account1.deposit(</text:span><text:span text:style-name="T10">6000</text:span><text:span text:style-name="T3">))</text:span><text:span text:style-name="T1">;</text:span><text:line-break/><text:line-break/><text:span text:style-name="T1"> <text:s text:c="7"/></text:span><text:span text:style-name="T3">System.</text:span><text:span text:style-name="T12">out</text:span><text:span text:style-name="T3">.println(</text:span><text:span text:style-name="T8">"current account state: </text:span><text:span text:style-name="T1">\n</text:span><text:span text:style-name="T8">"</text:span><text:span text:style-name="T3">+account1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</text:span><text:span text:style-name="T8">"Amount withdraw :"</text:span><text:span text:style-name="T3">+account1.withdraw(</text:span><text:span text:style-name="T10">1000</text:span><text:span text:style-name="T3">)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</text:span><text:span text:style-name="T8">"current account state: </text:span><text:span text:style-name="T1">\n</text:span><text:span text:style-name="T8">"</text:span><text:span text:style-name="T3">+account1)</text:span><text:span text:style-name="T1">;</text:span><text:line-break/><text:line-break/><text:line-break/><text:span text:style-name="T1"> <text:s text:c="7"/></text:span><text:span text:style-name="T3">System.</text:span><text:span text:style-name="T12">out</text:span><text:span text:style-name="T3">.println(</text:span><text:span text:style-name="T8">"........................."</text:span><text:span text:style-name="T3">)</text:span><text:span text:style-name="T1">;</text:span><text:line-break/><text:span text:style-name="T1"> <text:s text:c="7"/></text:span><text:span text:style-name="T3">Account account2 = </text:span><text:span text:style-name="T1">new </text:span><text:span text:style-name="T3">Account(</text:span><text:span text:style-name="T8">"Recurring"</text:span><text:span text:style-name="T1">,</text:span><text:span text:style-name="T10">5000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</text:span><text:span text:style-name="T8">"current account status : "</text:span><text:span text:style-name="T3">+account2)</text:span><text:span text:style-name="T1">;</text:span><text:line-break/><text:span text:style-name="T1"> <text:s text:c="3"/></text:span><text:span text:style-name="T3">}</text:span><text:line-break/><text:span text:style-name="T3">}</text:span><text:line-break/></text:p>
      <text:p text:style-name="Standard"><text:s/></text:p>
      <text:p text:style-name="P7"><text:span text:style-name="T1">package </text:span><text:span text:style-name="T3">com.thbs.accountpack</text:span><text:span text:style-name="T1">;</text:span><text:line-break/><text:line-break/><text:span text:style-name="T1">import </text:span><text:span text:style-name="T3">java.util.Random</text:span><text:span text:style-name="T1">;</text:span><text:line-break/><text:line-break/><text:span text:style-name="T1">public class </text:span><text:span text:style-name="T3">Account {</text:span><text:line-break/><text:span text:style-name="T3"> <text:s text:c="3"/></text:span><text:span text:style-name="T1">private static long </text:span><text:span text:style-name="T12">count</text:span><text:span text:style-name="T1">;</text:span><text:line-break/><text:span text:style-name="T1"> <text:s text:c="3"/>private final long </text:span><text:span text:style-name="T14">accNo</text:span><text:span text:style-name="T1">;</text:span><text:line-break/><text:span text:style-name="T1"> <text:s text:c="3"/>private </text:span><text:span text:style-name="T3">String </text:span><text:span text:style-name="T14">accType</text:span><text:span text:style-name="T1">;</text:span><text:line-break/><text:span text:style-name="T1"> <text:s text:c="3"/>private double </text:span><text:span text:style-name="T14">balance</text:span><text:span text:style-name="T1">;</text:span><text:line-break/><text:span text:style-name="T1"> <text:s text:c="3"/>static</text:span><text:span text:style-name="T3">{</text:span><text:line-break/><text:span text:style-name="T3"> <text:s text:c="7"/></text:span><text:span text:style-name="T12">count</text:span><text:span text:style-name="T3">=</text:span><text:span text:style-name="T10">0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static long </text:span><text:span text:style-name="T6">getCount</text:span><text:span text:style-name="T3">()</text:span><text:line-break/><text:span text:style-name="T3"> <text:s text:c="3"/>{</text:span><text:line-break/><text:span text:style-name="T3"> <text:s text:c="7"/></text:span><text:span text:style-name="T16">//return(++count);</text:span><text:line-break/><text:span text:style-name="T16"> <text:s text:c="7"/>// to create random accNo</text:span><text:line-break/><text:span text:style-name="T16"> <text:s text:c="7"/></text:span><text:span text:style-name="T3">Random rand = </text:span><text:span text:style-name="T1">new </text:span><text:span text:style-name="T3">Random()</text:span><text:span text:style-name="T1">;</text:span><text:line-break/><text:span text:style-name="T1"> <text:s text:c="7"/></text:span><text:span text:style-name="T12">count </text:span><text:span text:style-name="T3">= rand.nextInt(</text:span><text:span text:style-name="T10">1000</text:span><text:span text:style-name="T3">)+</text:span><text:span text:style-name="T10">2000</text:span><text:span text:style-name="T1">;</text:span><text:line-break/><text:span text:style-name="T1"> <text:s text:c="7"/>return </text:span><text:span text:style-name="T12">coun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6">Account</text:span><text:span text:style-name="T3">(String accType</text:span><text:span text:style-name="T1">, double </text:span><text:span text:style-name="T3">balance) {</text:span><text:line-break/><text:span text:style-name="T3"> <text:s text:c="7"/></text:span><text:span text:style-name="T1">this</text:span><text:span text:style-name="T3">.</text:span><text:span text:style-name="T14">accNo</text:span><text:span text:style-name="T3">=</text:span><text:span text:style-name="T5">getCount</text:span><text:span text:style-name="T3">()</text:span><text:span text:style-name="T1">;</text:span><text:line-break/><text:span text:style-name="T1"> <text:s text:c="7"/>this</text:span><text:span text:style-name="T3">.</text:span><text:span text:style-name="T14">accType </text:span><text:span text:style-name="T3">= accType</text:span><text:span text:style-name="T1">;</text:span><text:line-break/><text:span text:style-name="T1"> <text:s text:c="7"/>this</text:span><text:span text:style-name="T3">.</text:span><text:span text:style-name="T14">balance </text:span><text:span text:style-name="T3">= balance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double </text:span><text:span text:style-name="T6">deposit</text:span><text:span text:style-name="T3">(</text:span><text:span text:style-name="T1">double </text:span><text:span text:style-name="T3">amount)</text:span><text:line-break/><text:span text:style-name="T3"> <text:s text:c="3"/>{</text:span><text:line-break/><text:soft-page-break/><text:span text:style-name="T3"> <text:s text:c="7"/></text:span><text:span text:style-name="T14">balance</text:span><text:span text:style-name="T3">+=amount</text:span><text:span text:style-name="T1">;</text:span><text:line-break/><text:span text:style-name="T1"> <text:s text:c="7"/>return </text:span><text:span text:style-name="T3">amoun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double </text:span><text:span text:style-name="T6">withdraw</text:span><text:span text:style-name="T3">(</text:span><text:span text:style-name="T1">double </text:span><text:span text:style-name="T3">amount)</text:span><text:line-break/><text:span text:style-name="T3"> <text:s text:c="3"/>{</text:span><text:line-break/><text:span text:style-name="T3"> <text:s text:c="7"/></text:span><text:span text:style-name="T14">balance</text:span><text:span text:style-name="T3">-=amount</text:span><text:span text:style-name="T1">;</text:span><text:line-break/><text:span text:style-name="T1"> <text:s text:c="7"/>return </text:span><text:span text:style-name="T3">amoun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double </text:span><text:span text:style-name="T6">getBalance</text:span><text:span text:style-name="T3">(){</text:span><text:line-break/><text:span text:style-name="T3"> <text:s text:c="7"/></text:span><text:span text:style-name="T1">return </text:span><text:span text:style-name="T14">balance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8">@Override</text:span><text:line-break/><text:span text:style-name="T18"> <text:s text:c="3"/></text:span><text:span text:style-name="T1">public </text:span><text:span text:style-name="T3">String </text:span><text:span text:style-name="T6">toString</text:span><text:span text:style-name="T3">() {</text:span><text:line-break/><text:span text:style-name="T3"> <text:s text:c="7"/></text:span><text:span text:style-name="T1">return </text:span><text:span text:style-name="T8">"Account{" </text:span><text:span text:style-name="T3">+</text:span><text:line-break/><text:span text:style-name="T3"> <text:s text:c="15"/></text:span><text:span text:style-name="T8">"accNo=" </text:span><text:span text:style-name="T3">+ </text:span><text:span text:style-name="T14">accNo </text:span><text:span text:style-name="T3">+</text:span><text:line-break/><text:span text:style-name="T3"> <text:s text:c="15"/></text:span><text:span text:style-name="T8">", accType='" </text:span><text:span text:style-name="T3">+ </text:span><text:span text:style-name="T14">accType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", balance=" </text:span><text:span text:style-name="T3">+ </text:span><text:span text:style-name="T14">balance </text:span><text:span text:style-name="T3">+</text:span><text:line-break/><text:span text:style-name="T3"> <text:s text:c="15"/></text:span><text:span text:style-name="T8">'}'</text:span><text:span text:style-name="T1">;</text:span><text:line-break/><text:span text:style-name="T1"> <text:s text:c="3"/></text:span><text:span text:style-name="T3">}</text:span><text:line-break/><text:span text:style-name="T3">}</text:span><text:line-break/><text:line-break/><text:span text:style-name="T3"> </text:span></text:p>
      <text:p text:style-name="Standard"><text:s/></text:p>
      <text:p text:style-name="Standard">Account{accNo=2465, accType='saving', balance=5000.0}</text:p>
      <text:p text:style-name="Standard">Amount deposited : 6000.0</text:p>
      <text:p text:style-name="Standard">current account state: </text:p>
      <text:p text:style-name="Standard">Account{accNo=2465, accType='saving', balance=11000.0}</text:p>
      <text:p text:style-name="Standard">Amount withdraw :1000.0</text:p>
      <text:p text:style-name="Standard">current account state: </text:p>
      <text:p text:style-name="Standard">Account{accNo=2465, accType='saving', balance=10000.0}</text:p>
      <text:p text:style-name="Standard">.........................</text:p>
      <text:p text:style-name="Standard">current account status : Account{accNo=2601, accType='Recurring', balance=5000.0}</text:p>
      <text:p text:style-name="Standard"/>
      <text:p text:style-name="Standard">Process finished with exit code 0</text:p>
      <text:p text:style-name="Standard">---------------------------------------------------------------------------------------------------------------------</text:p>
      <text:p text:style-name="Standard">--------------------------------------------------------------------------------------------------------------------</text:p>
      <text:p text:style-name="Standard"/>
      <text:p text:style-name="P9">Inheritance :</text:p>
      <text:p text:style-name="P9"/>
      <text:p text:style-name="P9">1.single inheritance</text:p>
      <text:p text:style-name="P9">2.multiple inheritance</text:p>
      <text:p text:style-name="P9">3. hierarchical inheritance</text:p>
      <text:p text:style-name="P9">4. multilevel inheritance</text:p>
      <text:p text:style-name="P9">5. hybrid inheritance</text:p>
      <text:p text:style-name="P9"/>
      <text:p text:style-name="P9">example of problem statement </text:p>
      <text:p text:style-name="P9"/>
      <text:p text:style-name="P9"><text:s text:c="6"/>employee</text:p>
      <text:p text:style-name="P9"/>
      <text:p text:style-name="P9">manager <text:s text:c="32"/>programmer <text:s text:c="27"/>account </text:p>
      <text:p text:style-name="P9"/>
      <text:p text:style-name="P9"/>
      <text:p text:style-name="P9"/>
      <text:p text:style-name="P8"><text:soft-page-break/>main.java</text:p>
      <text:p text:style-name="P9"><text:span text:style-name="T1">package </text:span><text:span text:style-name="T3">com.thbs.emppack</text:span><text:span text:style-name="T1">;</text:span><text:line-break/><text:line-break/><text:span text:style-name="T1">public class </text:span><text:span text:style-name="T3">Programmer </text:span><text:span text:style-name="T1">extends </text:span><text:span text:style-name="T3">Employee{</text:span><text:line-break/><text:span text:style-name="T3"> <text:s text:c="3"/></text:span><text:span text:style-name="T1">private int </text:span><text:span text:style-name="T14">noOfProjects</text:span><text:span text:style-name="T1">;</text:span><text:line-break/><text:span text:style-name="T1"> <text:s text:c="3"/>private </text:span><text:span text:style-name="T3">String </text:span><text:span text:style-name="T14">skillSet</text:span><text:span text:style-name="T1">;</text:span><text:line-break/><text:span text:style-name="T1"> <text:s text:c="3"/>public </text:span><text:span text:style-name="T6">Programmer</text:span><text:span text:style-name="T3">(</text:span><text:span text:style-name="T1">int </text:span><text:span text:style-name="T3">empId</text:span><text:span text:style-name="T1">, </text:span><text:span text:style-name="T3">String empName</text:span><text:span text:style-name="T1">, int </text:span><text:span text:style-name="T3">sal</text:span><text:span text:style-name="T1">,int </text:span><text:span text:style-name="T3">noOfProjects</text:span><text:span text:style-name="T1">,</text:span><text:span text:style-name="T3">String skillSet ) {</text:span><text:line-break/><text:span text:style-name="T3"> <text:s text:c="7"/></text:span><text:span text:style-name="T1">super</text:span><text:span text:style-name="T3">(empId</text:span><text:span text:style-name="T1">, </text:span><text:span text:style-name="T3">empName</text:span><text:span text:style-name="T1">, </text:span><text:span text:style-name="T3">sal)</text:span><text:span text:style-name="T1">;</text:span><text:line-break/><text:span text:style-name="T1"> <text:s text:c="7"/>this</text:span><text:span text:style-name="T3">.</text:span><text:span text:style-name="T14">noOfProjects</text:span><text:span text:style-name="T3">=noOfProjects</text:span><text:span text:style-name="T1">;</text:span><text:line-break/><text:span text:style-name="T1"> <text:s text:c="7"/>this</text:span><text:span text:style-name="T3">.</text:span><text:span text:style-name="T14">skillSet</text:span><text:span text:style-name="T3">=skillSe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3">String </text:span><text:span text:style-name="T6">getDetails</text:span><text:span text:style-name="T3">() {</text:span><text:line-break/><text:span text:style-name="T3"> <text:s text:c="7"/></text:span><text:span text:style-name="T1">return super</text:span><text:span text:style-name="T3">.getDetails() + </text:span><text:span text:style-name="T8">" <text:s/>" </text:span><text:span text:style-name="T3">+ </text:span><text:span text:style-name="T14">noOfProjects </text:span><text:span text:style-name="T3">+ </text:span><text:span text:style-name="T8">" <text:s/>" </text:span><text:span text:style-name="T3">+ </text:span><text:span text:style-name="T14">skillSe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3">String </text:span><text:span text:style-name="T6">getSkillSet</text:span><text:span text:style-name="T3">() {</text:span><text:line-break/><text:span text:style-name="T3"> <text:s text:c="7"/></text:span><text:span text:style-name="T1">return </text:span><text:span text:style-name="T14">skillSet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9">Tax.java</text:p>
      <text:p text:style-name="P9"><text:span text:style-name="T1">package </text:span><text:span text:style-name="T3">com.thbs.taxpack</text:span><text:span text:style-name="T1">;</text:span><text:line-break/><text:line-break/><text:span text:style-name="T1">import </text:span><text:span text:style-name="T3">com.thbs.emppack.Employee</text:span><text:span text:style-name="T1">;</text:span><text:line-break/><text:span text:style-name="T1">import </text:span><text:span text:style-name="T3">com.thbs.emppack.Manager</text:span><text:span text:style-name="T1">;</text:span><text:line-break/><text:span text:style-name="T1">import </text:span><text:span text:style-name="T3">com.thbs.emppack.Programmer</text:span><text:span text:style-name="T1">;</text:span><text:line-break/><text:line-break/><text:span text:style-name="T1">public class </text:span><text:span text:style-name="T3">Tax {</text:span><text:line-break/><text:span text:style-name="T3"> <text:s text:c="3"/></text:span><text:span text:style-name="T1">public static <text:s/>double </text:span><text:span text:style-name="T6">calc_Tax</text:span><text:span text:style-name="T3">(Employee e)</text:span><text:line-break/><text:span text:style-name="T3"> <text:s text:c="3"/>{</text:span><text:line-break/><text:span text:style-name="T3"> <text:s text:c="7"/></text:span><text:span text:style-name="T16">// suppose the tax calculation is different for types of employees</text:span><text:line-break/><text:span text:style-name="T16"> <text:s text:c="7"/>// to identify the type we can use operator : instanceof</text:span><text:line-break/><text:line-break/><text:span text:style-name="T16"> <text:s text:c="7"/></text:span><text:span text:style-name="T1">if</text:span><text:span text:style-name="T3">(e </text:span><text:span text:style-name="T1">instanceof </text:span><text:span text:style-name="T3">Manager)</text:span><text:line-break/><text:line-break/><text:span text:style-name="T3"> <text:s text:c="11"/></text:span><text:span text:style-name="T1">return</text:span><text:span text:style-name="T3">(e.getSal()*</text:span><text:span text:style-name="T10">0.2</text:span><text:span text:style-name="T3">)</text:span><text:span text:style-name="T1">;</text:span><text:line-break/><text:span text:style-name="T1"> <text:s text:c="11"/>else</text:span><text:line-break/><text:span text:style-name="T1"> <text:s text:c="15"/>if</text:span><text:span text:style-name="T3">(e </text:span><text:span text:style-name="T1">instanceof </text:span><text:span text:style-name="T3">Programmer)</text:span><text:line-break/><text:span text:style-name="T3"> <text:s text:c="19"/></text:span><text:span text:style-name="T1">return</text:span><text:span text:style-name="T3">(e.getSal()*</text:span><text:span text:style-name="T10">0.1</text:span><text:span text:style-name="T3">)</text:span><text:span text:style-name="T1">;</text:span><text:line-break/><text:span text:style-name="T1"> <text:s text:c="15"/>else</text:span><text:line-break/><text:span text:style-name="T1"> <text:s text:c="19"/>return </text:span><text:span text:style-name="T3">(</text:span><text:span text:style-name="T10">0</text:span><text:span text:style-name="T3">)</text:span><text:span text:style-name="T1">;</text:span><text:line-break/><text:span text:style-name="T1"> <text:s text:c="7"/></text:span><text:span text:style-name="T3">}</text:span><text:line-break/><text:line-break/><text:span text:style-name="T3"> <text:s text:c="3"/>}</text:span><text:line-break/><text:line-break/></text:p>
      <text:p text:style-name="P9">Employee.java</text:p>
      <text:p text:style-name="P9"><text:span text:style-name="T1">package </text:span><text:span text:style-name="T3">com.thbs.taxpack</text:span><text:span text:style-name="T1">;</text:span><text:line-break/><text:line-break/><text:span text:style-name="T1">import </text:span><text:span text:style-name="T3">com.thbs.emppack.Employee</text:span><text:span text:style-name="T1">;</text:span><text:line-break/><text:span text:style-name="T1">import </text:span><text:span text:style-name="T3">com.thbs.emppack.Manager</text:span><text:span text:style-name="T1">;</text:span><text:line-break/><text:span text:style-name="T1">import </text:span><text:span text:style-name="T3">com.thbs.emppack.Programmer</text:span><text:span text:style-name="T1">;</text:span><text:line-break/><text:line-break/><text:span text:style-name="T1">public class </text:span><text:span text:style-name="T3">Tax {</text:span><text:line-break/><text:span text:style-name="T3"> <text:s text:c="3"/></text:span><text:span text:style-name="T1">public static <text:s/>double </text:span><text:span text:style-name="T6">calc_Tax</text:span><text:span text:style-name="T3">(Employee e)</text:span><text:line-break/><text:span text:style-name="T3"> <text:s text:c="3"/>{</text:span><text:line-break/><text:span text:style-name="T3"> <text:s text:c="7"/></text:span><text:span text:style-name="T16">// suppose the tax calculation is different for types of employees</text:span><text:line-break/><text:span text:style-name="T16"> <text:s text:c="7"/>// to identify the type we can use operator : instanceof</text:span><text:line-break/><text:soft-page-break/><text:line-break/><text:span text:style-name="T16"> <text:s text:c="7"/></text:span><text:span text:style-name="T1">if</text:span><text:span text:style-name="T3">(e </text:span><text:span text:style-name="T1">instanceof </text:span><text:span text:style-name="T3">Manager)</text:span><text:line-break/><text:line-break/><text:span text:style-name="T3"> <text:s text:c="11"/></text:span><text:span text:style-name="T1">return</text:span><text:span text:style-name="T3">(e.getSal()*</text:span><text:span text:style-name="T10">0.2</text:span><text:span text:style-name="T3">)</text:span><text:span text:style-name="T1">;</text:span><text:line-break/><text:span text:style-name="T1"> <text:s text:c="11"/>else</text:span><text:line-break/><text:span text:style-name="T1"> <text:s text:c="15"/>if</text:span><text:span text:style-name="T3">(e </text:span><text:span text:style-name="T1">instanceof </text:span><text:span text:style-name="T3">Programmer)</text:span><text:line-break/><text:span text:style-name="T3"> <text:s text:c="19"/></text:span><text:span text:style-name="T1">return</text:span><text:span text:style-name="T3">(e.getSal()*</text:span><text:span text:style-name="T10">0.1</text:span><text:span text:style-name="T3">)</text:span><text:span text:style-name="T1">;</text:span><text:line-break/><text:span text:style-name="T1"> <text:s text:c="15"/>else</text:span><text:line-break/><text:span text:style-name="T1"> <text:s text:c="19"/>return </text:span><text:span text:style-name="T3">(</text:span><text:span text:style-name="T10">0</text:span><text:span text:style-name="T3">)</text:span><text:span text:style-name="T1">;</text:span><text:line-break/><text:span text:style-name="T1"> <text:s text:c="7"/></text:span><text:span text:style-name="T3">}</text:span><text:line-break/><text:line-break/><text:span text:style-name="T3"> <text:s text:c="3"/>}</text:span><text:line-break/><text:line-break/></text:p>
      <text:p text:style-name="P9">Manager.java</text:p>
      <text:p text:style-name="P9"><text:span text:style-name="T1">package </text:span><text:span text:style-name="T3">com.thbs.emppack</text:span><text:span text:style-name="T1">;</text:span><text:line-break/><text:line-break/><text:span text:style-name="T1">public class </text:span><text:span text:style-name="T3">Manager </text:span><text:span text:style-name="T1">extends </text:span><text:span text:style-name="T3">Employee{</text:span><text:line-break/><text:span text:style-name="T3"> <text:s text:c="3"/></text:span><text:span text:style-name="T1">private </text:span><text:span text:style-name="T3">String </text:span><text:span text:style-name="T14">deptName</text:span><text:span text:style-name="T1">;</text:span><text:line-break/><text:span text:style-name="T1"> <text:s text:c="3"/>private int </text:span><text:span text:style-name="T14">empcount</text:span><text:span text:style-name="T1">;</text:span><text:line-break/><text:span text:style-name="T1"> <text:s text:c="3"/>public </text:span><text:span text:style-name="T6">Manager</text:span><text:span text:style-name="T3">(</text:span><text:span text:style-name="T1">int </text:span><text:span text:style-name="T3">empId</text:span><text:span text:style-name="T1">, </text:span><text:span text:style-name="T3">String empName</text:span><text:span text:style-name="T1">, int </text:span><text:span text:style-name="T3">sal</text:span><text:span text:style-name="T1">, </text:span><text:span text:style-name="T3">String deptName</text:span><text:span text:style-name="T1">, int </text:span><text:span text:style-name="T3">empcount) {</text:span><text:line-break/><text:span text:style-name="T3"> <text:s text:c="7"/></text:span><text:span text:style-name="T1">super</text:span><text:span text:style-name="T3">(empId</text:span><text:span text:style-name="T1">, </text:span><text:span text:style-name="T3">empName</text:span><text:span text:style-name="T1">, </text:span><text:span text:style-name="T3">sal)</text:span><text:span text:style-name="T1">; <text:s/></text:span><text:span text:style-name="T16">// Constructor chaining, base class constructor is evoked</text:span><text:line-break/><text:span text:style-name="T16"> <text:s text:c="7"/>// within the derived class constructor</text:span><text:line-break/><text:span text:style-name="T16"> <text:s text:c="7"/>// using super() method</text:span><text:line-break/><text:span text:style-name="T16"> <text:s text:c="7"/></text:span><text:span text:style-name="T1">this</text:span><text:span text:style-name="T3">.</text:span><text:span text:style-name="T14">deptName</text:span><text:span text:style-name="T3">=deptName</text:span><text:span text:style-name="T1">;</text:span><text:line-break/><text:span text:style-name="T1"> <text:s text:c="7"/>this</text:span><text:span text:style-name="T3">.</text:span><text:span text:style-name="T14">empcount</text:span><text:span text:style-name="T3">=empcoun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3">String </text:span><text:span text:style-name="T6">getDetails</text:span><text:span text:style-name="T3">() <text:s/></text:span><text:span text:style-name="T16">//override the function from the main class</text:span><text:line-break/><text:span text:style-name="T16"> <text:s text:c="3"/></text:span><text:span text:style-name="T3">{</text:span><text:line-break/><text:span text:style-name="T3"> <text:s text:c="7"/></text:span><text:span text:style-name="T1">return</text:span><text:span text:style-name="T3">(</text:span><text:span text:style-name="T1">super</text:span><text:span text:style-name="T3">.getDetails()+</text:span><text:span text:style-name="T8">" <text:s/>"</text:span><text:span text:style-name="T3">+</text:span><text:span text:style-name="T14">deptName</text:span><text:span text:style-name="T3">+</text:span><text:span text:style-name="T8">" <text:s/>"</text:span><text:span text:style-name="T3">+</text:span><text:span text:style-name="T14">empcount</text:span><text:span text:style-name="T3">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3">String <text:s/></text:span><text:span text:style-name="T6">getDeptname</text:span><text:span text:style-name="T3">() {</text:span><text:line-break/><text:span text:style-name="T3"> <text:s text:c="7"/></text:span><text:span text:style-name="T1">return </text:span><text:span text:style-name="T14">deptName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9"><text:s/></text:p>
      <text:p text:style-name="P9">Programmer.java</text:p>
      <text:p text:style-name="P9"/>
      <text:p text:style-name="P9"><text:span text:style-name="T1">package </text:span><text:span text:style-name="T3">com.thbs.emppack</text:span><text:span text:style-name="T1">;</text:span><text:line-break/><text:line-break/><text:span text:style-name="T1">public class </text:span><text:span text:style-name="T3">Programmer </text:span><text:span text:style-name="T1">extends </text:span><text:span text:style-name="T3">Employee{</text:span><text:line-break/><text:span text:style-name="T3"> <text:s text:c="3"/></text:span><text:span text:style-name="T1">private int </text:span><text:span text:style-name="T14">noOfProjects</text:span><text:span text:style-name="T1">;</text:span><text:line-break/><text:span text:style-name="T1"> <text:s text:c="3"/>private </text:span><text:span text:style-name="T3">String </text:span><text:span text:style-name="T14">skillSet</text:span><text:span text:style-name="T1">;</text:span><text:line-break/><text:span text:style-name="T1"> <text:s text:c="3"/>public </text:span><text:span text:style-name="T6">Programmer</text:span><text:span text:style-name="T3">(</text:span><text:span text:style-name="T1">int </text:span><text:span text:style-name="T3">empId</text:span><text:span text:style-name="T1">, </text:span><text:span text:style-name="T3">String empName</text:span><text:span text:style-name="T1">, int </text:span><text:span text:style-name="T3">sal</text:span><text:span text:style-name="T1">,int </text:span><text:span text:style-name="T3">noOfProjects</text:span><text:span text:style-name="T1">,</text:span><text:span text:style-name="T3">String skillSet ) {</text:span><text:line-break/><text:span text:style-name="T3"> <text:s text:c="7"/></text:span><text:span text:style-name="T1">super</text:span><text:span text:style-name="T3">(empId</text:span><text:span text:style-name="T1">, </text:span><text:span text:style-name="T3">empName</text:span><text:span text:style-name="T1">, </text:span><text:span text:style-name="T3">sal)</text:span><text:span text:style-name="T1">;</text:span><text:line-break/><text:span text:style-name="T1"> <text:s text:c="7"/>this</text:span><text:span text:style-name="T3">.</text:span><text:span text:style-name="T14">noOfProjects</text:span><text:span text:style-name="T3">=noOfProjects</text:span><text:span text:style-name="T1">;</text:span><text:line-break/><text:span text:style-name="T1"> <text:s text:c="7"/>this</text:span><text:span text:style-name="T3">.</text:span><text:span text:style-name="T14">skillSet</text:span><text:span text:style-name="T3">=skillSe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3">String </text:span><text:span text:style-name="T6">getDetails</text:span><text:span text:style-name="T3">() {</text:span><text:line-break/><text:span text:style-name="T3"> <text:s text:c="7"/></text:span><text:span text:style-name="T1">return super</text:span><text:span text:style-name="T3">.getDetails() + </text:span><text:span text:style-name="T8">" <text:s/>" </text:span><text:span text:style-name="T3">+ </text:span><text:span text:style-name="T14">noOfProjects </text:span><text:span text:style-name="T3">+ </text:span><text:span text:style-name="T8">" <text:s/>" </text:span><text:span text:style-name="T3">+ </text:span><text:span text:style-name="T14">skillSet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public </text:span><text:span text:style-name="T3">String </text:span><text:span text:style-name="T6">getSkillSet</text:span><text:span text:style-name="T3">() {</text:span><text:line-break/><text:span text:style-name="T3"> <text:s text:c="7"/></text:span><text:span text:style-name="T1">return </text:span><text:span text:style-name="T14">skillSet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9"/>
      <text:p text:style-name="P9"><text:soft-page-break/></text:p>
      <text:p text:style-name="P9"/>
      <text:p text:style-name="P9">output </text:p>
      <text:p text:style-name="P9">Printing the details of employees</text:p>
      <text:p text:style-name="P9">100 <text:s/>Rounak <text:s/>20000 tax paid : 0.0</text:p>
      <text:p text:style-name="P9">200 <text:s/>Ankit <text:s/>40000 <text:s/>IT <text:s/>10 tax paid : 8000.0</text:p>
      <text:p text:style-name="P9">300 <text:s/>Smriti <text:s/>30000 <text:s/>3 <text:s/>Js tax paid : 3000.0</text:p>
      <text:p text:style-name="P9">301 <text:s/>Manoj <text:s/>30000 <text:s/>2 <text:s/>Java tax paid : 3000.0</text:p>
      <text:p text:style-name="P9"/>
      <text:p text:style-name="P9">Process finished with exit code 0</text:p>
      <text:p text:style-name="P9">---------------------------------------------------------------------------------------------------------------</text:p>
      <text:p text:style-name="P9">--------------------------------------------------------------------------------------------------------------------</text:p>
      <text:p text:style-name="P9"/>
      <text:p text:style-name="P9"/>
      <text:p text:style-name="P10">Abstraction in java</text:p>
      <text:p text:style-name="P10"/>
      <text:p text:style-name="P10">main.java</text:p>
      <text:p text:style-name="P10"/>
      <text:p text:style-name="P10"><text:span text:style-name="T1">package </text:span><text:span text:style-name="T3">com.thbs.mainpack</text:span><text:span text:style-name="T1">;</text:span><text:line-break/><text:line-break/><text:span text:style-name="T1">import </text:span><text:span text:style-name="T3">com.thbs.emppack.Employee</text:span><text:span text:style-name="T1">;</text:span><text:line-break/><text:span text:style-name="T1">import </text:span><text:span text:style-name="T3">com.thbs.emppack.Manager</text:span><text:span text:style-name="T1">;</text:span><text:line-break/><text:span text:style-name="T1">import </text:span><text:span text:style-name="T3">com.thbs.emppack.Programmer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6">main</text:span><text:span text:style-name="T3">(String[] args) {</text:span><text:line-break/><text:span text:style-name="T3"> <text:s text:c="6"/></text:span><text:span text:style-name="T16">// Employee e = new Employee(100,"sagr",30000);</text:span><text:line-break/><text:span text:style-name="T16"> <text:s text:c="7"/></text:span><text:span text:style-name="T3">Manager m1 = </text:span><text:span text:style-name="T1">new </text:span><text:span text:style-name="T3">Manager(</text:span><text:span text:style-name="T10">200</text:span><text:span text:style-name="T1">,</text:span><text:span text:style-name="T8">"Krishan"</text:span><text:span text:style-name="T1">,</text:span><text:span text:style-name="T10">40000</text:span><text:span text:style-name="T1">,</text:span><text:span text:style-name="T8">"HR"</text:span><text:span text:style-name="T1">,</text:span><text:span text:style-name="T10">5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m1+</text:span><text:span text:style-name="T8">" Net Salary <text:s/>"</text:span><text:span text:style-name="T3">+m1.calcNetSal())</text:span><text:span text:style-name="T1">;</text:span><text:line-break/><text:line-break/><text:span text:style-name="T1"> <text:s text:c="7"/></text:span><text:span text:style-name="T3">Programmer p1 = </text:span><text:span text:style-name="T1">new </text:span><text:span text:style-name="T3">Programmer(</text:span><text:span text:style-name="T10">300</text:span><text:span text:style-name="T1">,</text:span><text:span text:style-name="T8">"Dilip"</text:span><text:span text:style-name="T1">,</text:span><text:span text:style-name="T10">30000</text:span><text:span text:style-name="T1">,</text:span><text:span text:style-name="T10">3</text:span><text:span text:style-name="T1">,</text:span><text:span text:style-name="T8">"Java"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p1+</text:span><text:span text:style-name="T8">" Net Salary "</text:span><text:span text:style-name="T3">+p1.calcNetSal())</text:span><text:span text:style-name="T1">;</text:span><text:line-break/><text:line-break/><text:span text:style-name="T1"> <text:s text:c="7"/></text:span><text:span text:style-name="T3">Employee[] emparr = </text:span><text:span text:style-name="T1">new </text:span><text:span text:style-name="T3">Employee[</text:span><text:span text:style-name="T10">4</text:span><text:span text:style-name="T3">]</text:span><text:span text:style-name="T1">;</text:span><text:line-break/><text:span text:style-name="T1"> <text:s text:c="7"/></text:span><text:span text:style-name="T3">emparr[</text:span><text:span text:style-name="T10">0</text:span><text:span text:style-name="T3">] = </text:span><text:span text:style-name="T1">new </text:span><text:span text:style-name="T3">Manager(</text:span><text:span text:style-name="T10">100</text:span><text:span text:style-name="T1">,</text:span><text:span text:style-name="T8">"kannappa"</text:span><text:span text:style-name="T1">,</text:span><text:span text:style-name="T10">20000</text:span><text:span text:style-name="T1">,</text:span><text:span text:style-name="T8">"finance"</text:span><text:span text:style-name="T1">,</text:span><text:span text:style-name="T10">5</text:span><text:span text:style-name="T3">)</text:span><text:span text:style-name="T1">;</text:span><text:line-break/><text:span text:style-name="T1"> <text:s text:c="7"/></text:span><text:span text:style-name="T3">emparr[</text:span><text:span text:style-name="T10">1</text:span><text:span text:style-name="T3">] = </text:span><text:span text:style-name="T1">new </text:span><text:span text:style-name="T3">Manager(</text:span><text:span text:style-name="T10">200</text:span><text:span text:style-name="T1">,</text:span><text:span text:style-name="T8">"sagar"</text:span><text:span text:style-name="T1">,</text:span><text:span text:style-name="T10">40000</text:span><text:span text:style-name="T1">,</text:span><text:span text:style-name="T8">"IT"</text:span><text:span text:style-name="T1">,</text:span><text:span text:style-name="T10">10</text:span><text:span text:style-name="T3">)</text:span><text:span text:style-name="T1">;</text:span><text:line-break/><text:span text:style-name="T1"> <text:s text:c="7"/></text:span><text:span text:style-name="T3">emparr[</text:span><text:span text:style-name="T10">2</text:span><text:span text:style-name="T3">] = </text:span><text:span text:style-name="T1">new </text:span><text:span text:style-name="T3">Programmer(</text:span><text:span text:style-name="T10">300</text:span><text:span text:style-name="T1">,</text:span><text:span text:style-name="T8">"manoj"</text:span><text:span text:style-name="T1">,</text:span><text:span text:style-name="T10">30000</text:span><text:span text:style-name="T1">,</text:span><text:span text:style-name="T10">3</text:span><text:span text:style-name="T1">,</text:span><text:span text:style-name="T8">"Js"</text:span><text:span text:style-name="T3">)</text:span><text:span text:style-name="T1">;</text:span><text:line-break/><text:span text:style-name="T1"> <text:s text:c="7"/></text:span><text:span text:style-name="T3">emparr[</text:span><text:span text:style-name="T10">3</text:span><text:span text:style-name="T3">] = </text:span><text:span text:style-name="T1">new </text:span><text:span text:style-name="T3">Programmer(</text:span><text:span text:style-name="T10">301</text:span><text:span text:style-name="T1">,</text:span><text:span text:style-name="T8">"akarsh"</text:span><text:span text:style-name="T1">,</text:span><text:span text:style-name="T10">30000</text:span><text:span text:style-name="T1">,</text:span><text:span text:style-name="T10">2</text:span><text:span text:style-name="T1">,</text:span><text:span text:style-name="T8">"Java"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</text:span><text:span text:style-name="T8">"Printing the details of employees"</text:span><text:span text:style-name="T3">)</text:span><text:span text:style-name="T1">;</text:span><text:line-break/><text:span text:style-name="T1"> <text:s text:c="7"/>for </text:span><text:span text:style-name="T3">(Employee e:emparr)</text:span><text:line-break/><text:span text:style-name="T3"> <text:s text:c="7"/>{</text:span><text:line-break/><text:span text:style-name="T3"> <text:s text:c="11"/>System.</text:span><text:span text:style-name="T12">out</text:span><text:span text:style-name="T3">.println(e+ </text:span><text:span text:style-name="T8">" Net salary: "</text:span><text:span text:style-name="T3">+e.calcNetSal())</text:span><text:span text:style-name="T1">; <text:s/></text:span><text:span text:style-name="T16">// static method is being called by Class name.</text:span><text:line-break/><text:span text:style-name="T16"> <text:s text:c="7"/></text:span><text:span text:style-name="T3">}</text:span><text:line-break/><text:span text:style-name="T3"> <text:s text:c="3"/>}</text:span><text:line-break/><text:span text:style-name="T3">}</text:span><text:line-break/></text:p>
      <text:p text:style-name="P10">Employee.java</text:p>
      <text:p text:style-name="P10"><text:span text:style-name="T1">package </text:span><text:span text:style-name="T3">com.thbs.emppack</text:span><text:span text:style-name="T1">;</text:span><text:line-break/><text:line-break/><text:span text:style-name="T1">public abstract class </text:span><text:span text:style-name="T3">Employee {</text:span><text:line-break/><text:span text:style-name="T3"> <text:s text:c="3"/></text:span><text:span text:style-name="T1">protected int </text:span><text:span text:style-name="T14">empId</text:span><text:span text:style-name="T1">;</text:span><text:line-break/><text:span text:style-name="T1"> <text:s text:c="3"/>protected </text:span><text:span text:style-name="T3">String </text:span><text:span text:style-name="T14">empName</text:span><text:span text:style-name="T1">;</text:span><text:line-break/><text:span text:style-name="T1"> <text:s text:c="3"/>protected int </text:span><text:span text:style-name="T14">sal</text:span><text:span text:style-name="T1">;</text:span><text:line-break/><text:soft-page-break/><text:line-break/><text:span text:style-name="T1"> <text:s text:c="3"/>public </text:span><text:span text:style-name="T6">Employee</text:span><text:span text:style-name="T3">(</text:span><text:span text:style-name="T1">int </text:span><text:span text:style-name="T3">empId</text:span><text:span text:style-name="T1">, </text:span><text:span text:style-name="T3">String empName</text:span><text:span text:style-name="T1">, int </text:span><text:span text:style-name="T3">sal) {</text:span><text:line-break/><text:span text:style-name="T3"> <text:s text:c="7"/></text:span><text:span text:style-name="T1">this</text:span><text:span text:style-name="T3">.</text:span><text:span text:style-name="T14">empId </text:span><text:span text:style-name="T3">= empId</text:span><text:span text:style-name="T1">;</text:span><text:line-break/><text:span text:style-name="T1"> <text:s text:c="7"/>this</text:span><text:span text:style-name="T3">.</text:span><text:span text:style-name="T14">empName </text:span><text:span text:style-name="T3">= empName</text:span><text:span text:style-name="T1">;</text:span><text:line-break/><text:span text:style-name="T1"> <text:s text:c="7"/>this</text:span><text:span text:style-name="T3">.</text:span><text:span text:style-name="T14">sal </text:span><text:span text:style-name="T3">= sal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">public </text:span><text:span text:style-name="T3">String </text:span><text:span text:style-name="T6">getDetails</text:span><text:span text:style-name="T3">()</text:span><text:line-break/><text:span text:style-name="T3"> <text:s text:c="3"/>{</text:span><text:line-break/><text:span text:style-name="T3"> <text:s text:c="7"/></text:span><text:span text:style-name="T1">return </text:span><text:span text:style-name="T3">(</text:span><text:span text:style-name="T14">empId</text:span><text:span text:style-name="T3">+</text:span><text:span text:style-name="T8">" <text:s/>"</text:span><text:span text:style-name="T3">+</text:span><text:span text:style-name="T14">empName</text:span><text:span text:style-name="T3">+</text:span><text:span text:style-name="T8">" <text:s/>"</text:span><text:span text:style-name="T3">+</text:span><text:span text:style-name="T14">sal</text:span><text:span text:style-name="T3">)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">public abstract double </text:span><text:span text:style-name="T6">calcNetSal</text:span><text:span text:style-name="T3">()</text:span><text:span text:style-name="T1">; </text:span><text:span text:style-name="T16">// abstract method : which will not have any body only declaration.</text:span><text:line-break/><text:span text:style-name="T16"> <text:s text:c="3"/>// If any method is a abstract method in class, the class turns itself to abstract class.</text:span><text:line-break/><text:line-break/><text:span text:style-name="T16"> <text:s text:c="3"/></text:span><text:span text:style-name="T1">public int </text:span><text:span text:style-name="T6">getSal</text:span><text:span text:style-name="T3">() {</text:span><text:line-break/><text:span text:style-name="T3"> <text:s text:c="7"/></text:span><text:span text:style-name="T1">return </text:span><text:span text:style-name="T14">sal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10"><text:s text:c="2"/></text:p>
      <text:p text:style-name="P10">Programmer.java</text:p>
      <text:p text:style-name="P10"/>
      <text:p text:style-name="P10"><text:span text:style-name="T1">package </text:span><text:span text:style-name="T3">com.thbs.emppack</text:span><text:span text:style-name="T1">;</text:span><text:line-break/><text:line-break/><text:span text:style-name="T1">public class </text:span><text:span text:style-name="T3">Programmer </text:span><text:span text:style-name="T1">extends </text:span><text:span text:style-name="T3">Employee {</text:span><text:line-break/><text:line-break/><text:span text:style-name="T3"> <text:s text:c="3"/></text:span><text:span text:style-name="T1">private int </text:span><text:span text:style-name="T14">noOfProjects</text:span><text:span text:style-name="T1">;</text:span><text:line-break/><text:span text:style-name="T1"> <text:s text:c="3"/>private </text:span><text:span text:style-name="T3">String </text:span><text:span text:style-name="T14">skillSet</text:span><text:span text:style-name="T1">;</text:span><text:line-break/><text:line-break/><text:span text:style-name="T1"> <text:s text:c="3"/>public </text:span><text:span text:style-name="T6">Programmer</text:span><text:span text:style-name="T3">(</text:span><text:span text:style-name="T1">int </text:span><text:span text:style-name="T3">empId</text:span><text:span text:style-name="T1">, </text:span><text:span text:style-name="T3">String empName</text:span><text:span text:style-name="T1">, int </text:span><text:span text:style-name="T3">sal</text:span><text:span text:style-name="T1">,int </text:span><text:span text:style-name="T3">noOfProjects</text:span><text:span text:style-name="T1">,</text:span><text:span text:style-name="T3">String skillSet ) {</text:span><text:line-break/><text:span text:style-name="T3"> <text:s text:c="7"/></text:span><text:span text:style-name="T1">super</text:span><text:span text:style-name="T3">(empId</text:span><text:span text:style-name="T1">, </text:span><text:span text:style-name="T3">empName</text:span><text:span text:style-name="T1">, </text:span><text:span text:style-name="T3">sal)</text:span><text:span text:style-name="T1">;</text:span><text:line-break/><text:span text:style-name="T1"> <text:s text:c="7"/>this</text:span><text:span text:style-name="T3">.</text:span><text:span text:style-name="T14">noOfProjects</text:span><text:span text:style-name="T3">=noOfProjects</text:span><text:span text:style-name="T1">;</text:span><text:line-break/><text:span text:style-name="T1"> <text:s text:c="7"/>this</text:span><text:span text:style-name="T3">.</text:span><text:span text:style-name="T14">skillSet</text:span><text:span text:style-name="T3">=skillSet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8">@Override</text:span><text:line-break/><text:span text:style-name="T18"> <text:s text:c="3"/></text:span><text:span text:style-name="T1">public </text:span><text:span text:style-name="T3">String </text:span><text:span text:style-name="T6">toString</text:span><text:span text:style-name="T3">() {</text:span><text:line-break/><text:span text:style-name="T3"> <text:s text:c="7"/></text:span><text:span text:style-name="T1">return </text:span><text:span text:style-name="T8">"Programmer{" </text:span><text:span text:style-name="T3">+</text:span><text:line-break/><text:span text:style-name="T3"> <text:s text:c="15"/></text:span><text:span text:style-name="T8">"empId=" </text:span><text:span text:style-name="T3">+ </text:span><text:span text:style-name="T14">empId </text:span><text:span text:style-name="T3">+</text:span><text:line-break/><text:span text:style-name="T3"> <text:s text:c="15"/></text:span><text:span text:style-name="T8">", empName='" </text:span><text:span text:style-name="T3">+ </text:span><text:span text:style-name="T14">empName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", sal=" </text:span><text:span text:style-name="T3">+ </text:span><text:span text:style-name="T14">sal </text:span><text:span text:style-name="T3">+</text:span><text:line-break/><text:span text:style-name="T3"> <text:s text:c="15"/></text:span><text:span text:style-name="T8">", noOfProjects=" </text:span><text:span text:style-name="T3">+ </text:span><text:span text:style-name="T14">noOfProjects </text:span><text:span text:style-name="T3">+</text:span><text:line-break/><text:span text:style-name="T3"> <text:s text:c="15"/></text:span><text:span text:style-name="T8">", skillSet='" </text:span><text:span text:style-name="T3">+ </text:span><text:span text:style-name="T14">skillSet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'}'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8">@Override </text:span><text:span text:style-name="T16">// annotations are piece of information passed to compiler.</text:span><text:line-break/><text:span text:style-name="T16"> <text:s text:c="3"/></text:span><text:span text:style-name="T1">public double </text:span><text:span text:style-name="T6">calcNetSal</text:span><text:span text:style-name="T3">() {</text:span><text:line-break/><text:span text:style-name="T3"> <text:s text:c="7"/></text:span><text:span text:style-name="T1">return </text:span><text:span text:style-name="T10">15000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">public int </text:span><text:span text:style-name="T6">getNoOfProjects</text:span><text:span text:style-name="T3">() { </text:span><text:span text:style-name="T1">return </text:span><text:span text:style-name="T14">noOfProjects</text:span><text:span text:style-name="T1">; </text:span><text:span text:style-name="T3">}</text:span><text:line-break/><text:span text:style-name="T3"> <text:s text:c="3"/></text:span><text:span text:style-name="T1">public </text:span><text:span text:style-name="T3">String </text:span><text:span text:style-name="T6">getSkillSet</text:span><text:span text:style-name="T3">() {</text:span><text:line-break/><text:span text:style-name="T3"> <text:s text:c="7"/></text:span><text:span text:style-name="T1">return </text:span><text:span text:style-name="T14">skillSet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10"><text:soft-page-break/>Manager.java</text:p>
      <text:p text:style-name="P10"/>
      <text:p text:style-name="P10"><text:span text:style-name="T1">package </text:span><text:span text:style-name="T3">com.thbs.emppack</text:span><text:span text:style-name="T1">;</text:span><text:line-break/><text:line-break/><text:span text:style-name="T1">public class </text:span><text:span text:style-name="T3">Manager </text:span><text:span text:style-name="T1">extends </text:span><text:span text:style-name="T3">Employee{</text:span><text:line-break/><text:line-break/><text:span text:style-name="T3"> <text:s text:c="3"/></text:span><text:span text:style-name="T1">private </text:span><text:span text:style-name="T3">String </text:span><text:span text:style-name="T14">deptName</text:span><text:span text:style-name="T1">;</text:span><text:line-break/><text:span text:style-name="T1"> <text:s text:c="3"/>private int </text:span><text:span text:style-name="T14">empcount</text:span><text:span text:style-name="T1">;</text:span><text:line-break/><text:line-break/><text:span text:style-name="T1"> <text:s text:c="3"/>public </text:span><text:span text:style-name="T6">Manager</text:span><text:span text:style-name="T3">(</text:span><text:span text:style-name="T1">int </text:span><text:span text:style-name="T3">empId</text:span><text:span text:style-name="T1">, </text:span><text:span text:style-name="T3">String empName</text:span><text:span text:style-name="T1">, int </text:span><text:span text:style-name="T3">sal</text:span><text:span text:style-name="T1">, </text:span><text:span text:style-name="T3">String deptName</text:span><text:span text:style-name="T1">, int </text:span><text:span text:style-name="T3">empcount) {</text:span><text:line-break/><text:span text:style-name="T3"> <text:s text:c="7"/></text:span><text:span text:style-name="T1">super</text:span><text:span text:style-name="T3">(empId</text:span><text:span text:style-name="T1">, </text:span><text:span text:style-name="T3">empName</text:span><text:span text:style-name="T1">, </text:span><text:span text:style-name="T3">sal)</text:span><text:span text:style-name="T1">; <text:s/></text:span><text:span text:style-name="T16">// Constructor chaining, base class constructor is evoked</text:span><text:line-break/><text:span text:style-name="T16"> <text:s text:c="7"/>// within the derived class constructor</text:span><text:line-break/><text:span text:style-name="T16"> <text:s text:c="7"/>// using super() method</text:span><text:line-break/><text:span text:style-name="T16"> <text:s text:c="7"/></text:span><text:span text:style-name="T1">this</text:span><text:span text:style-name="T3">.</text:span><text:span text:style-name="T14">deptName</text:span><text:span text:style-name="T3">=deptName</text:span><text:span text:style-name="T1">;</text:span><text:line-break/><text:span text:style-name="T1"> <text:s text:c="7"/>this</text:span><text:span text:style-name="T3">.</text:span><text:span text:style-name="T14">empcount</text:span><text:span text:style-name="T3">=empcount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8">@Override</text:span><text:line-break/><text:span text:style-name="T18"> <text:s text:c="3"/></text:span><text:span text:style-name="T1">public </text:span><text:span text:style-name="T3">String </text:span><text:span text:style-name="T6">toString</text:span><text:span text:style-name="T3">() {</text:span><text:line-break/><text:span text:style-name="T3"> <text:s text:c="7"/></text:span><text:span text:style-name="T1">return </text:span><text:span text:style-name="T8">"Manager{" </text:span><text:span text:style-name="T3">+</text:span><text:line-break/><text:span text:style-name="T3"> <text:s text:c="15"/></text:span><text:span text:style-name="T8">"empId=" </text:span><text:span text:style-name="T3">+ </text:span><text:span text:style-name="T14">empId </text:span><text:span text:style-name="T3">+</text:span><text:line-break/><text:span text:style-name="T3"> <text:s text:c="15"/></text:span><text:span text:style-name="T8">", empName='" </text:span><text:span text:style-name="T3">+ </text:span><text:span text:style-name="T14">empName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", sal=" </text:span><text:span text:style-name="T3">+ </text:span><text:span text:style-name="T14">sal </text:span><text:span text:style-name="T3">+</text:span><text:line-break/><text:span text:style-name="T3"> <text:s text:c="15"/></text:span><text:span text:style-name="T8">", deptName='" </text:span><text:span text:style-name="T3">+ </text:span><text:span text:style-name="T14">deptName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", empcount=" </text:span><text:span text:style-name="T3">+ </text:span><text:span text:style-name="T14">empcount </text:span><text:span text:style-name="T3">+</text:span><text:line-break/><text:span text:style-name="T3"> <text:s text:c="15"/></text:span><text:span text:style-name="T8">'}'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8">@Override</text:span><text:line-break/><text:span text:style-name="T18"> <text:s text:c="3"/></text:span><text:span text:style-name="T1">public double </text:span><text:span text:style-name="T6">calcNetSal</text:span><text:span text:style-name="T3">() {</text:span><text:line-break/><text:span text:style-name="T3"> <text:s text:c="7"/></text:span><text:span text:style-name="T1">return </text:span><text:span text:style-name="T10">20000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">public </text:span><text:span text:style-name="T3">String <text:s/></text:span><text:span text:style-name="T6">getDeptname</text:span><text:span text:style-name="T3">() {</text:span><text:line-break/><text:span text:style-name="T3"> <text:s text:c="7"/></text:span><text:span text:style-name="T1">return </text:span><text:span text:style-name="T14">deptName</text:span><text:span text:style-name="T1">;</text:span><text:line-break/><text:span text:style-name="T1"> <text:s text:c="3"/></text:span><text:span text:style-name="T3">}</text:span><text:line-break/><text:span text:style-name="T3">}</text:span><text:line-break/></text:p>
      <text:p text:style-name="P10"><text:s text:c="19"/>output</text:p>
      <text:p text:style-name="P10">Manager{empId=200, empName='Krishan', sal=40000, deptName='HR', empcount=5} Net Salary <text:s/>20000.0</text:p>
      <text:p text:style-name="P10">Programmer{empId=300, empName='Dilip', sal=30000, noOfProjects=3, skillSet='Java'} Net Salary 15000.0</text:p>
      <text:p text:style-name="P10">Printing the details of employees</text:p>
      <text:p text:style-name="P10">Manager{empId=100, empName='kannappa', sal=20000, deptName='finance', empcount=5} Net salary: 20000.0</text:p>
      <text:p text:style-name="P10">Manager{empId=200, empName='sagar', sal=40000, deptName='IT', empcount=10} Net salary: 20000.0</text:p>
      <text:p text:style-name="P10">Programmer{empId=300, empName='manoj', sal=30000, noOfProjects=3, skillSet='Js'} Net salary: 15000.0</text:p>
      <text:p text:style-name="P10">Programmer{empId=301, empName='akarsh', sal=30000, noOfProjects=2, skillSet='Java'} Net salary: 15000.0</text:p>
      <text:p text:style-name="P10"/>
      <text:p text:style-name="P10">Process finished with exit code 0</text:p>
      <text:p text:style-name="P10"><text:soft-page-break/></text:p>
      <text:p text:style-name="P11">interface examples </text:p>
      <text:p text:style-name="P11"/>
      <text:p text:style-name="P11"><text:span text:style-name="T1">package </text:span><text:span text:style-name="T3">com.thbs.mainpack</text:span><text:span text:style-name="T1">;</text:span><text:line-break/><text:line-break/><text:span text:style-name="T1">import </text:span><text:span text:style-name="T3">com.thbs.vpack.Automobile</text:span><text:span text:style-name="T1">;</text:span><text:line-break/><text:span text:style-name="T1">import </text:span><text:span text:style-name="T3">com.thbs.vpack.Car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6">main</text:span><text:span text:style-name="T3">(String[] args) {</text:span><text:line-break/><text:span text:style-name="T3"> <text:s text:c="7"/>Automobile car1 = </text:span><text:span text:style-name="T1">new </text:span><text:span text:style-name="T3">Car(</text:span><text:span text:style-name="T10">1926</text:span><text:span text:style-name="T1">,</text:span><text:span text:style-name="T8">"q3"</text:span><text:span text:style-name="T1">,</text:span><text:span text:style-name="T10">50</text:span><text:span text:style-name="T1">,</text:span><text:span text:style-name="T10">160</text:span><text:span text:style-name="T1">,</text:span><text:span text:style-name="T8">"bijapur"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car1.start())</text:span><text:span text:style-name="T1">;</text:span><text:line-break/><text:span text:style-name="T1"> <text:s text:c="7"/>int </text:span><text:span text:style-name="T3">increase=car1.increSpeed(</text:span><text:span text:style-name="T10">40</text:span><text:span text:style-name="T3">)</text:span><text:span text:style-name="T1">;</text:span><text:line-break/><text:line-break/><text:span text:style-name="T1"> <text:s text:c="7"/>if </text:span><text:span text:style-name="T3">(increase==-</text:span><text:span text:style-name="T10">1</text:span><text:span text:style-name="T3">)</text:span><text:line-break/><text:span text:style-name="T3"> <text:s text:c="7"/>{</text:span><text:line-break/><text:span text:style-name="T3"> <text:s text:c="11"/>System.</text:span><text:span text:style-name="T12">out</text:span><text:span text:style-name="T3">.println(</text:span><text:span text:style-name="T8">"Alert!!!! <text:s/>stop the car"</text:span><text:span text:style-name="T3">)</text:span><text:span text:style-name="T1">;</text:span><text:line-break/><text:span text:style-name="T1"> <text:s text:c="7"/></text:span><text:span text:style-name="T3">}</text:span><text:line-break/><text:span text:style-name="T3"> <text:s text:c="7"/></text:span><text:span text:style-name="T1">else</text:span><text:line-break/><text:span text:style-name="T1"> <text:s text:c="11"/></text:span><text:span text:style-name="T3">System.</text:span><text:span text:style-name="T12">out</text:span><text:span text:style-name="T3">.println(</text:span><text:span text:style-name="T8">"enjoy your ride"</text:span><text:span text:style-name="T3">)</text:span><text:span text:style-name="T1">;</text:span><text:line-break/><text:span text:style-name="T1"> <text:s text:c="7"/></text:span><text:span text:style-name="T3">System.</text:span><text:span text:style-name="T12">out</text:span><text:span text:style-name="T3">.println(car1.stop())</text:span><text:span text:style-name="T1">;</text:span><text:line-break/><text:line-break/><text:span text:style-name="T1"> <text:s text:c="3"/></text:span><text:span text:style-name="T3">}</text:span><text:line-break/><text:span text:style-name="T3">}</text:span><text:line-break/><text:line-break/>Automobile.java</text:p>
      <text:p text:style-name="P11"/>
      <text:p text:style-name="P11"><text:span text:style-name="T1">package </text:span><text:span text:style-name="T3">com.thbs.vpack</text:span><text:span text:style-name="T1">;</text:span><text:line-break/><text:line-break/><text:span text:style-name="T1">public interface </text:span><text:span text:style-name="T3">Automobile {</text:span><text:line-break/><text:span text:style-name="T3"> <text:s text:c="3"/>String </text:span><text:span text:style-name="T6">start</text:span><text:span text:style-name="T3">()</text:span><text:span text:style-name="T1">;</text:span><text:line-break/><text:line-break/><text:span text:style-name="T1"> <text:s text:c="3"/>int </text:span><text:span text:style-name="T6">incSpeed</text:span><text:span text:style-name="T3">(</text:span><text:span text:style-name="T1">int </text:span><text:span text:style-name="T3">n)</text:span><text:span text:style-name="T1">;</text:span><text:line-break/><text:line-break/><text:span text:style-name="T1"> <text:s text:c="3"/></text:span><text:span text:style-name="T3">String </text:span><text:span text:style-name="T6">stop</text:span><text:span text:style-name="T3">()</text:span><text:span text:style-name="T1">;</text:span><text:line-break/><text:line-break/><text:line-break/><text:span text:style-name="T1"> <text:s text:c="3"/>int </text:span><text:span text:style-name="T6">increSpeed</text:span><text:span text:style-name="T3">(</text:span><text:span text:style-name="T1">int </text:span><text:span text:style-name="T3">i)</text:span><text:span text:style-name="T1">;</text:span><text:line-break/><text:span text:style-name="T3">}</text:span><text:line-break/></text:p>
      <text:p text:style-name="P12"><text:span text:style-name="T20">Vehicle.java</text:span></text:p>
      <text:p text:style-name="P12"/>
      <text:p text:style-name="P12"><text:span text:style-name="T1">package </text:span><text:span text:style-name="T3">com.thbs.vpack</text:span><text:span text:style-name="T1">;</text:span><text:line-break/><text:line-break/><text:span text:style-name="T1">public abstract <text:s/>class </text:span><text:span text:style-name="T3">Vehicle </text:span><text:span text:style-name="T1">implements </text:span><text:span text:style-name="T3">Automobile {</text:span><text:line-break/><text:span text:style-name="T3"> <text:s text:c="3"/></text:span><text:span text:style-name="T1">protected int </text:span><text:span text:style-name="T14">regNo</text:span><text:span text:style-name="T1">;</text:span><text:line-break/><text:span text:style-name="T1"> <text:s text:c="3"/>protected </text:span><text:span text:style-name="T3">String </text:span><text:span text:style-name="T14">model</text:span><text:span text:style-name="T1">;</text:span><text:line-break/><text:span text:style-name="T1"> <text:s text:c="3"/>protected int </text:span><text:span text:style-name="T14">currSpeed</text:span><text:span text:style-name="T1">;</text:span><text:line-break/><text:line-break/><text:span text:style-name="T1"> <text:s text:c="3"/>public </text:span><text:span text:style-name="T6">Vehicle</text:span><text:span text:style-name="T3">(</text:span><text:span text:style-name="T1">int </text:span><text:span text:style-name="T3">regNo</text:span><text:span text:style-name="T1">, </text:span><text:span text:style-name="T3">String model</text:span><text:span text:style-name="T1">, int </text:span><text:span text:style-name="T3">currSpeed) {</text:span><text:line-break/><text:line-break/><text:span text:style-name="T3"> <text:s text:c="3"/>}</text:span><text:line-break/><text:line-break/><text:soft-page-break/><text:span text:style-name="T3"> <text:s text:c="3"/></text:span><text:span text:style-name="T18">@Override</text:span><text:line-break/><text:span text:style-name="T18"> <text:s text:c="3"/></text:span><text:span text:style-name="T1">public </text:span><text:span text:style-name="T3">String </text:span><text:span text:style-name="T6">start</text:span><text:span text:style-name="T3">() {</text:span><text:line-break/><text:span text:style-name="T3"> <text:s text:c="7"/></text:span><text:span text:style-name="T1">return </text:span><text:span text:style-name="T8">"Happy Journey"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8">@Override</text:span><text:line-break/><text:span text:style-name="T18"> <text:s text:c="3"/></text:span><text:span text:style-name="T1">public int </text:span><text:span text:style-name="T6">incSpeed</text:span><text:span text:style-name="T3">(</text:span><text:span text:style-name="T1">int </text:span><text:span text:style-name="T3">n) {</text:span><text:line-break/><text:span text:style-name="T3"> <text:s text:c="7"/></text:span><text:span text:style-name="T1">return </text:span><text:span text:style-name="T3">(</text:span><text:span text:style-name="T1">this</text:span><text:span text:style-name="T3">.</text:span><text:span text:style-name="T14">currSpeed </text:span><text:span text:style-name="T3">+ n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8">@Override</text:span><text:line-break/><text:span text:style-name="T18"> <text:s text:c="3"/></text:span><text:span text:style-name="T1">public </text:span><text:span text:style-name="T3">String </text:span><text:span text:style-name="T6">stop</text:span><text:span text:style-name="T3">() {</text:span><text:line-break/><text:span text:style-name="T3"> <text:s text:c="7"/></text:span><text:span text:style-name="T1">return </text:span><text:span text:style-name="T8">"See you buddy.. :)"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12"><text:span text:style-name="T20"><text:s text:c="3"/></text:span></text:p>
      <text:p text:style-name="P12"><text:span text:style-name="T20">Car.java</text:span></text:p>
      <text:p text:style-name="P12"/>
      <text:p text:style-name="P12"><text:span text:style-name="T20"><text:s/></text:span><text:span text:style-name="T1">package </text:span><text:span text:style-name="T3">com.thbs.vpack</text:span><text:span text:style-name="T1">;</text:span><text:line-break/><text:line-break/><text:span text:style-name="T1">public class </text:span><text:span text:style-name="T3">Car </text:span><text:span text:style-name="T1">extends </text:span><text:span text:style-name="T3">Vehicle {</text:span><text:line-break/><text:span text:style-name="T3"> <text:s text:c="3"/></text:span><text:span text:style-name="T1">private int </text:span><text:span text:style-name="T14">maxSpeed</text:span><text:span text:style-name="T1">;</text:span><text:line-break/><text:span text:style-name="T1"> <text:s text:c="3"/>private </text:span><text:span text:style-name="T3">String </text:span><text:span text:style-name="T14">type</text:span><text:span text:style-name="T1">;</text:span><text:line-break/><text:line-break/><text:span text:style-name="T1"> <text:s text:c="3"/>public </text:span><text:span text:style-name="T6">Car</text:span><text:span text:style-name="T3">(</text:span><text:span text:style-name="T1">int </text:span><text:span text:style-name="T3">regNo</text:span><text:span text:style-name="T1">, </text:span><text:span text:style-name="T3">String model</text:span><text:span text:style-name="T1">, int </text:span><text:span text:style-name="T3">currSpeed</text:span><text:span text:style-name="T1">, int </text:span><text:span text:style-name="T3">maxSpeed</text:span><text:span text:style-name="T1">, </text:span><text:span text:style-name="T3">String type) {</text:span><text:line-break/><text:span text:style-name="T3"> <text:s text:c="7"/></text:span><text:span text:style-name="T1">super</text:span><text:span text:style-name="T3">(regNo</text:span><text:span text:style-name="T1">, </text:span><text:span text:style-name="T3">model</text:span><text:span text:style-name="T1">, </text:span><text:span text:style-name="T3">currSpeed)</text:span><text:span text:style-name="T1">; </text:span><text:span text:style-name="T16">// constructor chaining</text:span><text:line-break/><text:span text:style-name="T16"> <text:s text:c="7"/></text:span><text:span text:style-name="T1">this</text:span><text:span text:style-name="T3">.</text:span><text:span text:style-name="T14">maxSpeed </text:span><text:span text:style-name="T3">= maxSpeed</text:span><text:span text:style-name="T1">;</text:span><text:line-break/><text:span text:style-name="T1"> <text:s text:c="7"/>this</text:span><text:span text:style-name="T3">.</text:span><text:span text:style-name="T14">type </text:span><text:span text:style-name="T3">= type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8">@Override</text:span><text:line-break/><text:span text:style-name="T18"> <text:s text:c="3"/></text:span><text:span text:style-name="T1">public </text:span><text:span text:style-name="T3">String </text:span><text:span text:style-name="T6">toString</text:span><text:span text:style-name="T3">() {</text:span><text:line-break/><text:span text:style-name="T3"> <text:s text:c="7"/></text:span><text:span text:style-name="T1">return </text:span><text:span text:style-name="T8">"Car{" </text:span><text:span text:style-name="T3">+</text:span><text:line-break/><text:span text:style-name="T3"> <text:s text:c="15"/></text:span><text:span text:style-name="T8">"maxSpeed=" </text:span><text:span text:style-name="T3">+ </text:span><text:span text:style-name="T14">maxSpeed </text:span><text:span text:style-name="T3">+</text:span><text:line-break/><text:span text:style-name="T3"> <text:s text:c="15"/></text:span><text:span text:style-name="T8">", type='" </text:span><text:span text:style-name="T3">+ </text:span><text:span text:style-name="T14">type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", regNo=" </text:span><text:span text:style-name="T3">+ </text:span><text:span text:style-name="T14">regNo </text:span><text:span text:style-name="T3">+</text:span><text:line-break/><text:span text:style-name="T3"> <text:s text:c="15"/></text:span><text:span text:style-name="T8">", model='" </text:span><text:span text:style-name="T3">+ </text:span><text:span text:style-name="T14">model </text:span><text:span text:style-name="T3">+ </text:span><text:span text:style-name="T8">'</text:span><text:span text:style-name="T1">\'</text:span><text:span text:style-name="T8">' </text:span><text:span text:style-name="T3">+</text:span><text:line-break/><text:span text:style-name="T3"> <text:s text:c="15"/></text:span><text:span text:style-name="T8">", currSpeed=" </text:span><text:span text:style-name="T3">+ </text:span><text:span text:style-name="T14">currSpeed </text:span><text:span text:style-name="T3">+</text:span><text:line-break/><text:span text:style-name="T3"> <text:s text:c="15"/></text:span><text:span text:style-name="T8">'}'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8">@Override</text:span><text:line-break/><text:span text:style-name="T18"> <text:s text:c="3"/></text:span><text:span text:style-name="T1">public int </text:span><text:span text:style-name="T6">increSpeed</text:span><text:span text:style-name="T3">(</text:span><text:span text:style-name="T1">int </text:span><text:span text:style-name="T3">i) {</text:span><text:line-break/><text:span text:style-name="T3"> <text:s text:c="7"/></text:span><text:span text:style-name="T1">return </text:span><text:span text:style-name="T10">0</text:span><text:span text:style-name="T1">;</text:span><text:line-break/><text:span text:style-name="T1"> <text:s text:c="3"/></text:span><text:span text:style-name="T3">}</text:span><text:line-break/><text:span text:style-name="T3">}</text:span><text:line-break/></text:p>
      <text:p text:style-name="P12"><text:span text:style-name="T20"><text:s text:c="6"/>output </text:span></text:p>
      <text:p text:style-name="P12"><text:span text:style-name="T20"><text:line-break/><text:line-break/>Happy Journey</text:span></text:p>
      <text:p text:style-name="P12">enjoy your ride</text:p>
      <text:p text:style-name="P12">See you buddy.. :)</text:p>
      <text:p text:style-name="P12"/>
      <text:p text:style-name="P12">Process finished with exit code 0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d1352" officeooo:paragraph-rsid="001d1352"/>
    </style:style>
    <style:style style:name="MP2" style:family="paragraph" style:parent-style-name="Header">
      <style:text-properties officeooo:rsid="001eaa1d" officeooo:paragraph-rsid="001eaa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0:08:10.291000000</meta:creation-date>
    <dc:date>2021-09-23T17:53:58.625000000</dc:date>
    <meta:editing-duration>PT4H56M2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9" meta:paragraph-count="82" meta:word-count="1255" meta:character-count="12534" meta:non-whitespace-character-count="9285"/>
  </office:meta>
</office:document-meta>
</file>